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1.47mm"/>
    </style:style>
    <style:style style:name="co5" style:family="table-column">
      <style:table-column-properties fo:break-before="auto" style:column-width="41.72mm"/>
    </style:style>
    <style:style style:name="co6" style:family="table-column">
      <style:table-column-properties fo:break-before="auto" style:column-width="15.7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34.98mm"/>
    </style:style>
    <style:style style:name="co10" style:family="table-column">
      <style:table-column-properties fo:break-before="auto" style:column-width="46.51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78.56mm"/>
    </style:style>
    <style:style style:name="co13" style:family="table-column">
      <style:table-column-properties fo:break-before="auto" style:column-width="26.97mm"/>
    </style:style>
    <style:style style:name="co14" style:family="table-column">
      <style:table-column-properties fo:break-before="auto" style:column-width="72.14mm"/>
    </style:style>
    <style:style style:name="co15" style:family="table-column">
      <style:table-column-properties fo:break-before="auto" style:column-width="35.31mm"/>
    </style:style>
    <style:style style:name="co16" style:family="table-column">
      <style:table-column-properties fo:break-before="auto" style:column-width="10.95mm"/>
    </style:style>
    <style:style style:name="co17" style:family="table-column">
      <style:table-column-properties fo:break-before="auto" style:column-width="18.01mm"/>
    </style:style>
    <style:style style:name="co18" style:family="table-column">
      <style:table-column-properties fo:break-before="auto" style:column-width="69.59mm"/>
    </style:style>
    <style:style style:name="co19" style:family="table-column">
      <style:table-column-properties fo:break-before="auto" style:column-width="28.58mm"/>
    </style:style>
    <style:style style:name="co20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7826"/>
      <style:text-properties fo:color="#ffffff"/>
    </style:style>
    <style:style style:name="ce3" style:family="table-cell" style:parent-style-name="Default" style:data-style-name="N61">
      <style:table-cell-properties fo:background-color="#ffff00"/>
      <style:text-properties fo:color="#000000"/>
    </style:style>
    <style:style style:name="ce4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 style:data-style-name="N118">
      <style:text-properties fo:color="#000000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5mm" svg:height="89.99mm" svg:x="241.57mm" svg:y="70.31mm">
            <loext:p draw:notify-on-update-of-ranges="Sheet1.F12:Sheet1.F19 Sheet1.G11:Sheet1.G11 Sheet1.G12:Sheet1.G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"/>
          <table:table-cell table:style-name="ce2" office:value-type="string" calcext:value-type="string">
            <text:p>FC Scale</text:p>
          </table:table-cell>
          <table:table-cell table:number-columns-repeated="39"/>
        </table:table-row>
        <table:table-row table:style-name="ro1">
          <table:table-cell table:number-columns-repeated="2"/>
          <table:table-cell table:style-name="ce3" office:value-type="float" office:value="0.000002" calcext:value-type="float">
            <text:p>2.00E-06</text:p>
          </table:table-cell>
          <table:table-cell table:number-columns-repeated="28"/>
          <table:table-cell office:value-type="string" calcext:value-type="string">
            <text:p>Rutherford Cross Section Calculations</text:p>
          </table:table-cell>
          <table:table-cell table:number-columns-repeated="10"/>
        </table:table-row>
        <table:table-row table:style-name="ro1" table:number-rows-repeated="3"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BIC Correction</text:p>
          </table:table-cell>
          <table:table-cell table:number-columns-repeated="40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IC/t</text:p>
          </table:table-cell>
          <table:table-cell office:value-type="string" calcext:value-type="string">
            <text:p>Current Measured (nA)</text:p>
          </table:table-cell>
          <table:table-cell table:number-columns-repeated="2"/>
          <table:table-cell office:value-type="string" calcext:value-type="string">
            <text:p>Gradient</text:p>
          </table:table-cell>
          <table:table-cell office:value-type="string" calcext:value-type="string">
            <text:p>Current offset(nA)</text:p>
          </table:table-cell>
          <table:table-cell/>
          <table:table-cell office:value-type="string" calcext:value-type="string">
            <text:p>Current offset(e/s)</text:p>
          </table:table-cell>
          <table:table-cell office:value-type="string" calcext:value-type="string">
            <text:p>Current offset(A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6118" calcext:value-type="float">
            <text:p>6118</text:p>
          </table:table-cell>
          <table:table-cell office:value-type="float" office:value="120" calcext:value-type="float">
            <text:p>120</text:p>
          </table:table-cell>
          <table:table-cell table:formula="of:=(([.D11]-[.E11])*[.$C$4]*10^9)/(1000*[.C11])" office:value-type="float" office:value="119.96" calcext:value-type="float">
            <text:p>119.96</text:p>
          </table:table-cell>
          <table:table-cell office:value-type="float" office:value="101.7" calcext:value-type="float">
            <text:p>101.7</text:p>
          </table:table-cell>
          <table:table-cell table:number-columns-repeated="2"/>
          <table:table-cell table:style-name="ce5" table:number-matrix-columns-spanned="2" table:number-matrix-rows-spanned="1" table:formula="of:=LINEST([.G11:.G16];[.F11:.F16])" office:value-type="float" office:value="0.975793237599909" calcext:value-type="float">
            <text:p>0.976</text:p>
          </table:table-cell>
          <table:table-cell table:style-name="ce6" office:value-type="float" office:value="-14.9804516049873" calcext:value-type="float">
            <text:p>-14.98</text:p>
          </table:table-cell>
          <table:table-cell/>
          <table:table-cell table:style-name="ce7" table:formula="of:=([.K11]*0.000000001)/(1.61*1E-019)" office:value-type="float" office:value="-93046283260.7904" calcext:value-type="float">
            <text:p>-9.30E+10</text:p>
          </table:table-cell>
          <table:table-cell table:style-name="ce7" table:number-columns-repeated="2"/>
          <table:table-cell table:number-columns-repeated="27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11367" calcext:value-type="float">
            <text:p>11367</text:p>
          </table:table-cell>
          <table:table-cell office:value-type="float" office:value="222" calcext:value-type="float">
            <text:p>222</text:p>
          </table:table-cell>
          <table:table-cell table:formula="of:=(([.D12]-[.E12])*[.$C$4]*10^9)/(1000*[.C12])" office:value-type="float" office:value="222.9" calcext:value-type="float">
            <text:p>222.9</text:p>
          </table:table-cell>
          <table:table-cell office:value-type="float" office:value="203" calcext:value-type="float">
            <text:p>20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16713" calcext:value-type="float">
            <text:p>16713</text:p>
          </table:table-cell>
          <table:table-cell office:value-type="float" office:value="326" calcext:value-type="float">
            <text:p>326</text:p>
          </table:table-cell>
          <table:table-cell table:formula="of:=(([.D13]-[.E13])*[.$C$4]*10^9)/(1000*[.C13])" office:value-type="float" office:value="327.74" calcext:value-type="float">
            <text:p>327.74</text:p>
          </table:table-cell>
          <table:table-cell office:value-type="float" office:value="304" calcext:value-type="float">
            <text:p>30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2013" calcext:value-type="float">
            <text:p>22013</text:p>
          </table:table-cell>
          <table:table-cell office:value-type="float" office:value="429" calcext:value-type="float">
            <text:p>429</text:p>
          </table:table-cell>
          <table:table-cell table:formula="of:=(([.D14]-[.E14])*[.$C$4]*10^9)/(1000*[.C14])" office:value-type="float" office:value="431.68" calcext:value-type="float">
            <text:p>431.68</text:p>
          </table:table-cell>
          <table:table-cell office:value-type="float" office:value="406" calcext:value-type="float">
            <text:p>406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00" calcext:value-type="float">
            <text:p>100</text:p>
          </table:table-cell>
          <table:table-cell office:value-type="float" office:value="27189" calcext:value-type="float">
            <text:p>27189</text:p>
          </table:table-cell>
          <table:table-cell office:value-type="float" office:value="532" calcext:value-type="float">
            <text:p>532</text:p>
          </table:table-cell>
          <table:table-cell table:formula="of:=(([.D15]-[.E15])*[.$C$4]*10^9)/(1000*[.C15])" office:value-type="float" office:value="533.14" calcext:value-type="float">
            <text:p>533.14</text:p>
          </table:table-cell>
          <table:table-cell office:value-type="float" office:value="507" calcext:value-type="float">
            <text:p>507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float" office:value="40591" calcext:value-type="float">
            <text:p>40591</text:p>
          </table:table-cell>
          <table:table-cell office:value-type="float" office:value="790" calcext:value-type="float">
            <text:p>790</text:p>
          </table:table-cell>
          <table:table-cell table:formula="of:=(([.D16]-[.E16])*[.$C$4]*10^9)/(1000*[.C16])" office:value-type="float" office:value="796.02" calcext:value-type="float">
            <text:p>796.02</text:p>
          </table:table-cell>
          <table:table-cell office:value-type="float" office:value="761" calcext:value-type="float">
            <text:p>76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56164" calcext:value-type="float">
            <text:p>56164</text:p>
          </table:table-cell>
          <table:table-cell office:value-type="float" office:value="1103" calcext:value-type="float">
            <text:p>1103</text:p>
          </table:table-cell>
          <table:table-cell table:formula="of:=(([.D17]-[.E17])*[.$C$4]*10^9)/(1000*[.C17])" office:value-type="float" office:value="1101.22" calcext:value-type="float">
            <text:p>1101.22</text:p>
          </table:table-cell>
          <table:table-cell office:value-type="float" office:value="1070" calcext:value-type="float">
            <text:p>107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  <table:table-cell office:value-type="float" office:value="68983" calcext:value-type="float">
            <text:p>68983</text:p>
          </table:table-cell>
          <table:table-cell office:value-type="float" office:value="1355" calcext:value-type="float">
            <text:p>1355</text:p>
          </table:table-cell>
          <table:table-cell table:formula="of:=(([.D18]-[.E18])*[.$C$4]*10^9)/(1000*[.C18])" office:value-type="float" office:value="1352.56" calcext:value-type="float">
            <text:p>1352.56</text:p>
          </table:table-cell>
          <table:table-cell office:value-type="float" office:value="1319" calcext:value-type="float">
            <text:p>131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01" calcext:value-type="float">
            <text:p>101</text:p>
          </table:table-cell>
          <table:table-cell office:value-type="float" office:value="82503" calcext:value-type="float">
            <text:p>82503</text:p>
          </table:table-cell>
          <table:table-cell office:value-type="float" office:value="1599" calcext:value-type="float">
            <text:p>1599</text:p>
          </table:table-cell>
          <table:table-cell table:formula="of:=(([.D19]-[.E19])*[.$C$4]*10^9)/(1000*[.C19])" office:value-type="float" office:value="1602.05940594059" calcext:value-type="float">
            <text:p>1602.06</text:p>
          </table:table-cell>
          <table:table-cell office:value-type="float" office:value="1584" calcext:value-type="float">
            <text:p>158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5050" calcext:value-type="float">
            <text:p>105050</text:p>
          </table:table-cell>
          <table:table-cell office:value-type="float" office:value="2059" calcext:value-type="float">
            <text:p>2059</text:p>
          </table:table-cell>
          <table:table-cell table:formula="of:=(([.D20]-[.E20])*[.$C$4]*10^9)/(1000*[.C20])" office:value-type="float" office:value="2059.82" calcext:value-type="float">
            <text:p>2059.82</text:p>
          </table:table-cell>
          <table:table-cell office:value-type="float" office:value="2150" calcext:value-type="float">
            <text:p>215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579" calcext:value-type="float">
            <text:p>579</text:p>
          </table:table-cell>
          <table:table-cell office:value-type="float" office:value="13" calcext:value-type="float">
            <text:p>13</text:p>
          </table:table-cell>
          <table:table-cell table:formula="of:=(([.D21]-[.E21])*[.$C$4]*10^9)/(1000*[.C21])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15">
          <table:table-cell table:number-columns-repeated="4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BIC 1-3</text:p>
          </table:table-cell>
          <table:table-cell office:value-type="string" calcext:value-type="string">
            <text:p>Corrected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un Tim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16Sn10b1</text:p>
          </table:table-cell>
          <table:table-cell office:value-type="float" office:value="590" calcext:value-type="float">
            <text:p>590</text:p>
          </table:table-cell>
          <table:table-cell table:formula="of:=[.F38]-[.G38]" office:value-type="float" office:value="72367" calcext:value-type="float">
            <text:p>72367</text:p>
          </table:table-cell>
          <table:table-cell table:style-name="ce4" table:formula="of:=((([.C38]*[.$C$4]*10^9)/(1000*[.H38]))+[.$M$11]*1.6E-019*10^9)*[.H38]/2" office:value-type="float" office:value="58968.3352104462" calcext:value-type="float">
            <text:p>58968.34</text:p>
          </table:table-cell>
          <table:table-cell/>
          <table:table-cell office:value-type="float" office:value="78052" calcext:value-type="float">
            <text:p>78052</text:p>
          </table:table-cell>
          <table:table-cell office:value-type="float" office:value="5685" calcext:value-type="float">
            <text:p>5685</text:p>
          </table:table-cell>
          <table:table-cell office:value-type="float" office:value="1800" calcext:value-type="float">
            <text:p>18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16Cd18b1</text:p>
          </table:table-cell>
          <table:table-cell office:value-type="float" office:value="562" calcext:value-type="float">
            <text:p>562</text:p>
          </table:table-cell>
          <table:table-cell table:formula="of:=[.F39]-[.G39]" office:value-type="float" office:value="154481" calcext:value-type="float">
            <text:p>154481</text:p>
          </table:table-cell>
          <table:table-cell table:style-name="ce4" table:formula="of:=((([.C39]*[.$C$4]*10^9)/(1000*[.H39]))+[.$M$11]*1.6E-019*10^9)*[.H39]/2" office:value-type="float" office:value="147781.667605223" calcext:value-type="float">
            <text:p>147781.67</text:p>
          </table:table-cell>
          <table:table-cell/>
          <table:table-cell office:value-type="float" office:value="159681" calcext:value-type="float">
            <text:p>159681</text:p>
          </table:table-cell>
          <table:table-cell office:value-type="float" office:value="5200" calcext:value-type="float">
            <text:p>5200</text:p>
          </table:table-cell>
          <table:table-cell office:value-type="float" office:value="900" calcext:value-type="float">
            <text:p>9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16Cd25b1</text:p>
          </table:table-cell>
          <table:table-cell office:value-type="float" office:value="578" calcext:value-type="float">
            <text:p>578</text:p>
          </table:table-cell>
          <table:table-cell table:formula="of:=[.F40]-[.G40]" office:value-type="float" office:value="34404" calcext:value-type="float">
            <text:p>34404</text:p>
          </table:table-cell>
          <table:table-cell table:style-name="ce4" table:formula="of:=((([.C40]*[.$C$4]*10^9)/(1000*[.H40]))+[.$M$11]*1.6E-019*10^9)*[.H40]/2" office:value-type="float" office:value="32170.889201741" calcext:value-type="float">
            <text:p>32170.89</text:p>
          </table:table-cell>
          <table:table-cell/>
          <table:table-cell office:value-type="float" office:value="36253" calcext:value-type="float">
            <text:p>36253</text:p>
          </table:table-cell>
          <table:table-cell office:value-type="float" office:value="1849" calcext:value-type="float">
            <text:p>1849</text:p>
          </table:table-cell>
          <table:table-cell office:value-type="float" office:value="300" calcext:value-type="float">
            <text:p>3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16Cd31b1</text:p>
          </table:table-cell>
          <table:table-cell office:value-type="float" office:value="566" calcext:value-type="float">
            <text:p>566</text:p>
          </table:table-cell>
          <table:table-cell table:formula="of:=[.F41]-[.G41]" office:value-type="float" office:value="332501" calcext:value-type="float">
            <text:p>332501</text:p>
          </table:table-cell>
          <table:table-cell table:style-name="ce4" table:formula="of:=((([.C41]*[.$C$4]*10^9)/(1000*[.H41]))+[.$M$11]*1.6E-019*10^9)*[.H41]/2" office:value-type="float" office:value="319102.335210446" calcext:value-type="float">
            <text:p>319102.34</text:p>
          </table:table-cell>
          <table:table-cell/>
          <table:table-cell office:value-type="float" office:value="335027" calcext:value-type="float">
            <text:p>335027</text:p>
          </table:table-cell>
          <table:table-cell office:value-type="float" office:value="2526" calcext:value-type="float">
            <text:p>2526</text:p>
          </table:table-cell>
          <table:table-cell office:value-type="float" office:value="1800" calcext:value-type="float">
            <text:p>1800</text:p>
          </table:table-cell>
          <table:table-cell table:number-columns-repeated="3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5" calcext:value-type="float">
            <text:p>575</text:p>
          </table:table-cell>
          <table:table-cell table:formula="of:=[.F42]-[.G42]" office:value-type="float" office:value="223187" calcext:value-type="float">
            <text:p>223187</text:p>
          </table:table-cell>
          <table:table-cell table:style-name="ce4" table:formula="of:=((([.C42]*[.$C$4]*10^9)/(1000*[.H42]))+[.$M$11]*1.6E-019*10^9)*[.H42]/2" office:value-type="float" office:value="209788.335210446" calcext:value-type="float">
            <text:p>209788.34</text:p>
          </table:table-cell>
          <table:table-cell/>
          <table:table-cell office:value-type="float" office:value="223929" calcext:value-type="float">
            <text:p>223929</text:p>
          </table:table-cell>
          <table:table-cell office:value-type="float" office:value="742" calcext:value-type="float">
            <text:p>742</text:p>
          </table:table-cell>
          <table:table-cell office:value-type="float" office:value="1800" calcext:value-type="float">
            <text:p>1800</text:p>
          </table:table-cell>
          <table:table-cell table:number-columns-repeated="3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0" loext:min-decimal-places="0" number:min-integer-digits="0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0" loext:min-decimal-places="0" number:min-integer-digits="5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7:06:17.660183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4:25:37.937551880</meta:creation-date>
    <dc:date>2018-05-04T17:14:08.611197832</dc:date>
    <meta:editing-duration>P1DT22H52M1S</meta:editing-duration>
    <meta:editing-cycles>17</meta:editing-cycles>
    <meta:generator>LibreOffice/5.0.6.2$Linux_X86_64 LibreOffice_project/00$Build-2</meta:generator>
    <meta:document-statistic meta:table-count="2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cm" xlink:href=".." xlink:type="simple" chart:class="chart:scatter" chart:style-name="ch1">
        <chart:legend chart:legend-position="end" svg:x="12.572cm" svg:y="3.952cm" style:legend-expansion="high" chart:style-name="ch2"/>
        <chart:plot-area chart:style-name="ch3" table:cell-range-address="Sheet1.F12:Sheet1.G19 Sheet1.G11:Sheet1.G11" chart:data-source-has-labels="row" svg:x="0.32cm" svg:y="0.18cm" svg:width="11.932cm" svg:height="8.64cm">
          <chartooo:coordinate-region svg:x="1.127cm" svg:y="0.379cm" svg:width="10.5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2:Sheet1.G19" chart:label-cell-address="Sheet1.G11:Sheet1.G11" chart:class="chart:scatter">
            <chart:domain table:cell-range-address="Sheet1.F12:Sheet1.F1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01.7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.9">
                <text:p>222.9</text:p>
                <draw:g>
                  <svg:desc>Sheet1.F12:Sheet1.F19</svg:desc>
                </draw:g>
              </table:table-cell>
              <table:table-cell office:value-type="float" office:value="203">
                <text:p>203</text:p>
                <draw:g>
                  <svg:desc>Sheet1.G12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.74">
                <text:p>327.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.68">
                <text:p>431.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3.14">
                <text:p>533.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6.02">
                <text:p>796.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1.22">
                <text:p>1101.2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2.56">
                <text:p>1352.5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2.05940594059">
                <text:p>1602.05940594059</text:p>
              </table:table-cell>
              <table:table-cell office:value-type="float" office:value="1584">
                <text:p>1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